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ISQINV</text:p>
          </table:table-cell>
          <table:table-cell/>
        </table:table-row>
        <table:table-row table:style-name="ro1">
          <table:table-cell office:value-type="string" calcext:value-type="string">
            <text:p>BINOM.INV</text:p>
          </table:table-cell>
          <table:table-cell table:formula="of:=COM.MICROSOFT.BINOM.INV(8;0.6;0.9)" office:value-type="float" office:value="7" calcext:value-type="float">
            <text:p>7</text:p>
          </table:table-cell>
        </table:table-row>
      </table:table>
      <table:table table:name="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DIST</text:p>
          </table:table-cell>
          <table:table-cell table:formula="of:=LEGACY.FDIST(0.8;8;12)" office:value-type="float" office:value="0.614339643745812" calcext:value-type="float">
            <text:p>0.614339643745812</text:p>
          </table:table-cell>
        </table:table-row>
      </table:table>
      <table:table table:name="3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DENCE</text:p>
          </table:table-cell>
          <table:table-cell table:formula="of:=CONFIDENCE(0.05;1.5;100)" office:value-type="float" office:value="0.293994597681008" calcext:value-type="float">
            <text:p>0.293994597681008</text:p>
          </table:table-cell>
        </table:table-row>
      </table:table>
      <table:table table:name="4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RCENTRANK</text:p>
          </table:table-cell>
          <table:table-cell table:formula="of:=PERCENTRANK([.A1:.A50];50)" office:value-type="string" office:string-value="" calcext:value-type="error">
            <text:p>#VALUE!</text:p>
          </table:table-cell>
        </table:table-row>
      </table:table>
      <table:table table:name="5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KEWP</text:p>
          </table:table-cell>
          <table:table-cell table:formula="of:=SKEWP(2;3;1;6;8;5)" office:value-type="float" office:value="0.232998556249625" calcext:value-type="float">
            <text:p>0.232998556249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5:52:12.584286835</meta:creation-date>
    <dc:date>2020-10-15T16:06:39.901893922</dc:date>
    <meta:editing-duration>PT4M17S</meta:editing-duration>
    <meta:editing-cycles>1</meta:editing-cycles>
    <meta:document-statistic meta:table-count="5" meta:cell-count="11" meta:object-count="0"/>
    <meta:generator>LibreOffice/6.1.5.2$Linux_ARM_EABI LibreOffice_project/10$Build-2</meta:generator>
  </office:meta>
</office:document-meta>
</file>